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53ce5" officeooo:paragraph-rsid="00153ce5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153ce5" officeooo:paragraph-rsid="00153ce5" style:font-size-asian="10.5pt" style:font-size-complex="12pt"/>
    </style:style>
    <style:style style:name="T1" style:family="text">
      <style:text-properties officeooo:rsid="00155b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TÉCNICO</text:p>
      <text:p text:style-name="P1"/>
      <text:p text:style-name="P2">IDE:</text:p>
      <text:p text:style-name="P2"/>
      <text:p text:style-name="P2"><text:tab/>Netbeans 8.2</text:p>
      <text:p text:style-name="P2"/>
      <text:p text:style-name="P2"><text:span text:style-name="T1">Versión</text:span> de JAVA:</text:p>
      <text:p text:style-name="P2"/>
      <text:p text:style-name="P2"><text:tab/>java <text:span text:style-name="T1">versión</text:span> “1.8.0-201”</text:p>
      <text:p text:style-name="P2"/>
      <text:p text:style-name="P2">Clases:</text:p>
      <text:p text:style-name="P2"/>
      <text:p text:style-name="P2"><text:tab/>PAQUETE <text:span text:style-name="T1">Árbol</text:span></text:p>
      <text:p text:style-name="P2"><text:tab/><text:tab/></text:p>
      <text:p text:style-name="P2"><text:tab/><text:tab/>GeneracionArbol.java</text:p>
      <text:p text:style-name="P2"><text:tab/><text:tab/>NodoArbol.java</text:p>
      <text:p text:style-name="P2"><text:tab/><text:tab/>NodoSiguiente.java</text:p>
      <text:p text:style-name="P2"><text:tab/><text:tab/>Raiz.java</text:p>
      <text:p text:style-name="P2"/>
      <text:p text:style-name="P2"><text:tab/>PAQUETE <text:span text:style-name="T1">Autómata</text:span></text:p>
      <text:p text:style-name="P2"><text:tab/><text:tab/></text:p>
      <text:p text:style-name="P2"><text:tab/><text:tab/>GeneracionEstados.java</text:p>
      <text:p text:style-name="P2"><text:tab/><text:tab/>NodoEstado.java</text:p>
      <text:p text:style-name="P2"><text:tab/><text:tab/>Transiciones.java</text:p>
      <text:p text:style-name="P2"><text:tab/><text:tab/></text:p>
      <text:p text:style-name="P2"/>
      <text:p text:style-name="P2"><text:tab/>PAQUETE Graficas</text:p>
      <text:p text:style-name="P2"><text:tab/></text:p>
      <text:p text:style-name="P2"><text:tab/><text:tab/>GraficaPila.java</text:p>
      <text:p text:style-name="P2"><text:tab/><text:tab/>GraficaTabla.java</text:p>
      <text:p text:style-name="P2"/>
      <text:p text:style-name="P2"/>
      <text:p text:style-name="P2"><text:tab/>PAQUETE LALR</text:p>
      <text:p text:style-name="P2"/>
      <text:p text:style-name="P2"><text:tab/><text:tab/>ArregloExpresiones.java</text:p>
      <text:p text:style-name="P2"><text:tab/><text:tab/>Carril.java</text:p>
      <text:p text:style-name="P2"><text:tab/><text:tab/>CodigoJava.java</text:p>
      <text:p text:style-name="P2"><text:tab/><text:tab/>Estados.java</text:p>
      <text:p text:style-name="P2"><text:tab/><text:tab/>Expresiones.java</text:p>
      <text:p text:style-name="P2"><text:tab/><text:tab/>FuncionesTabla.java</text:p>
      <text:p text:style-name="P2"><text:tab/><text:tab/>GeneracionTabla.java</text:p>
      <text:p text:style-name="P2"><text:tab/><text:tab/>ManejoAmbiguedad.java</text:p>
      <text:p text:style-name="P2"><text:tab/><text:tab/>ManejoResults.java</text:p>
      <text:p text:style-name="P2"><text:tab/><text:tab/>NodoCaso.java</text:p>
      <text:p text:style-name="P2"><text:tab/><text:tab/>OptimizacionLALR.java</text:p>
      <text:p text:style-name="P2"><text:tab/><text:tab/>Precedencia.java</text:p>
      <text:p text:style-name="P2"><text:tab/><text:tab/>Primeros.java</text:p>
      <text:p text:style-name="P2"><text:tab/><text:tab/>Tabla.java</text:p>
      <text:p text:style-name="P2"><text:soft-page-break/><text:tab/><text:tab/>Tipado.java</text:p>
      <text:p text:style-name="P2"><text:tab/><text:tab/>Vinculos.java</text:p>
      <text:p text:style-name="P2"/>
      <text:p text:style-name="P2"><text:tab/>PAQUETE Modificaciones</text:p>
      <text:p text:style-name="P2"><text:tab/><text:tab/></text:p>
      <text:p text:style-name="P2"><text:tab/><text:tab/>ModificacionLEN.java</text:p>
      <text:p text:style-name="P2"/>
      <text:p text:style-name="P2"><text:tab/>PAQUETE Repositorio</text:p>
      <text:p text:style-name="P2"/>
      <text:p text:style-name="P2"><text:tab/><text:tab/>Guardado.java</text:p>
      <text:p text:style-name="P2"><text:tab/><text:tab/>NuevoLenguaje.java</text:p>
      <text:p text:style-name="P2"><text:tab/></text:p>
      <text:p text:style-name="P2"><text:tab/>PAQUETE gramaticaLEN</text:p>
      <text:p text:style-name="P2"/>
      <text:p text:style-name="P2"><text:tab/><text:tab/>AnalizadorLexico.java</text:p>
      <text:p text:style-name="P2"><text:tab/><text:tab/>LexerLEN.flex</text:p>
      <text:p text:style-name="P2"><text:tab/><text:tab/>SintaxLEN.java</text:p>
      <text:p text:style-name="P2"><text:tab/><text:tab/>SintaxLEN.cup</text:p>
      <text:p text:style-name="P2"><text:tab/><text:tab/>sym.java</text:p>
      <text:p text:style-name="P2"/>
      <text:p text:style-name="P2"><text:tab/>PAQUETE hojas</text:p>
      <text:p text:style-name="P2"/>
      <text:p text:style-name="P2"><text:tab/><text:tab/>NuevaHoja.java</text:p>
      <text:p text:style-name="P2"><text:tab/><text:tab/>NumeracionLineas.java</text:p>
      <text:p text:style-name="P2"/>
      <text:p text:style-name="P2"><text:tab/>PAQUETE interfaz</text:p>
      <text:p text:style-name="P2"/>
      <text:p text:style-name="P2"><text:tab/><text:tab/>Inicio.java</text:p>
      <text:p text:style-name="P2"><text:tab/><text:tab/>PanelHojas.java</text:p>
      <text:p text:style-name="P2"><text:tab/><text:tab/>ProblemasLenguaje.java</text:p>
      <text:p text:style-name="P2"><text:tab/><text:tab/></text:p>
      <text:p text:style-name="P2"><text:tab/>PAQUETE pollitos</text:p>
      <text:p text:style-name="P2"/>
      <text:p text:style-name="P2"><text:tab/><text:tab/>Codigo.java</text:p>
      <text:p text:style-name="P2"><text:tab/><text:tab/>Conductores.java</text:p>
      <text:p text:style-name="P2"><text:tab/><text:tab/>DatosLenguaje.java</text:p>
      <text:p text:style-name="P2"><text:tab/><text:tab/>ExpresionesAux.java</text:p>
      <text:p text:style-name="P2"><text:tab/><text:tab/>Lenguajes.java</text:p>
      <text:p text:style-name="P2"><text:tab/><text:tab/>MisExpresiones.java</text:p>
      <text:p text:style-name="P2"><text:tab/><text:tab/>NodoAccion.java</text:p>
      <text:p text:style-name="P2"><text:tab/><text:tab/>NodoSimplificado.java</text:p>
      <text:p text:style-name="P2"><text:tab/><text:tab/>NodoTabla.java</text:p>
      <text:p text:style-name="P2"><text:tab/><text:tab/>Parejas.java</text:p>
      <text:p text:style-name="P2"><text:tab/><text:tab/>Pila.java</text:p>
      <text:p text:style-name="P2"><text:tab/><text:tab/>Simbolos.java</text:p>
      <text:p text:style-name="P2"><text:tab/><text:tab/>Token.java</text:p>
      <text:p text:style-name="P2"/>
      <text:p text:style-name="P2"><text:tab/>PAQUETE principal</text:p>
      <text:p text:style-name="P2"><text:tab/><text:tab/></text:p>
      <text:p text:style-name="P2"><text:soft-page-break/><text:tab/><text:tab/>main.java</text:p>
      <text:p text:style-name="P2"/>
      <text:p text:style-name="P2"><text:tab/>PAQUETE seccion₂</text:p>
      <text:p text:style-name="P2"/>
      <text:p text:style-name="P2"><text:tab/><text:tab/>CreacionClases.java</text:p>
      <text:p text:style-name="P2"><text:tab/><text:tab/>RuntimeCompiler.java</text:p>
      <text:p text:style-name="P2"><text:tab/></text:p>
      <text:p text:style-name="P2"><text:tab/>PAQUETE seccion₃</text:p>
      <text:p text:style-name="P2"/>
      <text:p text:style-name="P2"><text:tab/><text:tab/>ExpresionesRegulares.java</text:p>
      <text:p text:style-name="P2"/>
      <text:p text:style-name="P2"><text:tab/>PAQUETE seccion₄</text:p>
      <text:p text:style-name="P2"><text:tab/><text:tab/></text:p>
      <text:p text:style-name="P2"><text:tab/><text:tab/>Verificaciones.java</text:p>
      <text:p text:style-name="P2"><text:tab/><text:tab/></text:p>
      <text:p text:style-name="P2"><text:tab/>PAQUETE seccion₅</text:p>
      <text:p text:style-name="P2"/>
      <text:p text:style-name="P2"><text:tab/><text:tab/>Verificaciones2.jav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22:58:39.373314832</meta:creation-date>
    <dc:date>2020-09-02T23:14:01.439347302</dc:date>
    <meta:editing-duration>PT1M54S</meta:editing-duration>
    <meta:editing-cycles>1</meta:editing-cycles>
    <meta:document-statistic meta:table-count="0" meta:image-count="0" meta:object-count="0" meta:page-count="3" meta:paragraph-count="89" meta:word-count="103" meta:character-count="1377" meta:non-whitespace-character-count="1206"/>
    <meta:generator>LibreOffice/6.0.7.3$Linux_X86_64 LibreOffice_project/00m0$Build-3</meta:generator>
  </office:meta>
</office:document-meta>
</file>